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Nimbus Mono L" svg:font-family="Nimbus Mon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2.5312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Internetlink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P46" style:parent-style-name="Standard" style:family="paragraph">
      <style:text-properties fo:font-size="12.5pt" style:font-size-asian="12.5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Internetlink" style:family="text">
      <style:text-properties fo:font-size="14pt" style:font-size-asian="14pt" style:font-size-complex="14pt" style:text-underline-type="none"/>
    </style:style>
    <style:style style:name="T65" style:parent-style-name="Internetlink" style:family="text">
      <style:text-properties fo:font-size="14pt" style:font-size-asian="14pt" style:font-size-complex="14pt" style:text-underline-type="none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Internetlink" style:family="text">
      <style:text-properties fo:font-size="14pt" style:font-size-asian="14pt" style:font-size-complex="14pt" style:text-underline-type="none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N:<text:s/></text:span><text:span text:style-name="T3">Božidar Mitrović</text:span></text:p>
      <text:p text:style-name="Standard"><text:span text:style-name="T4">E:<text:s/></text:span><text:a xlink:href="mailto:boza.mitrovic@gmail.com" office:target-frame-name="_top" xlink:show="replace"><text:span text:style-name="T5">boza.mitrovic@gmail.com</text:span></text:a></text:p>
      <text:p text:style-name="Standard"><text:span text:style-name="T6">T:<text:s/></text:span><text:span text:style-name="T7">061- 453 - 2299</text:span></text:p>
      <text:p text:style-name="P8"/>
      <text:p text:style-name="Standard"><text:span text:style-name="T9">Summary</text:span></text:p>
      <text:p text:style-name="Standard"><text:span text:style-name="T10">I am proficient, efficient and highly organized person. I am<text:s/></text:span><text:span text:style-name="T11">excellent team player and at the same time independent and goal committed developer.</text:span></text:p>
      <text:p text:style-name="P12"/>
      <text:p text:style-name="Standard"><text:span text:style-name="T13">Education</text:span></text:p>
      <text:p text:style-name="Standard"><text:span text:style-name="T14">*<text:s/></text:span><text:span text:style-name="T15">Mathematical Grammar School (2011 - 2013)</text:span></text:p>
      <text:p text:style-name="Standard"><text:span text:style-name="T16">*</text:span><text:span text:style-name="T17"><text:s/>Mathematical Grammar School (2013 - 2017)</text:span></text:p>
      <text:p text:style-name="Standard"><text:span text:style-name="T18">*</text:span><text:span text:style-name="T19"><text:s/>University in Belgrade Faculty of Mathematics</text:span><text:s/>(<text:span text:style-name="T20">2017<text:s/></text:span>- <text:s/>) <text:s text:c="13"/><text:s text:c="51"/><text:tab/><text:tab/><text:tab/><text:tab/><text:tab/><text:tab/><text:s text:c="5"/></text:p>
      <text:p text:style-name="Standard"><text:span text:style-name="T21">Technical Skills</text:span></text:p>
      <text:p text:style-name="Standard"><text:span text:style-name="T22">* Experience in making JavaScript based applications</text:span></text:p>
      <text:p text:style-name="Standard"><text:span text:style-name="T23">*</text:span><text:span text:style-name="T24"><text:s/></text:span><text:span text:style-name="T25">Experience in algorithms</text:span><text:span text:style-name="T26">: graph theory, greedy algorithms, dynamic programming, geometric algorithms, tree algorithms, st</text:span><text:span text:style-name="T27">ring algorithms, sorting algorithms, binary and linear search<text:s/></text:span><text:bookmark-start text:name="__DdeLink__381_688714350"/><text:span text:style-name="T28">algorithms</text:span><text:bookmark-end text:name="__DdeLink__381_688714350"/><text:span text:style-name="T29">.</text:span></text:p>
      <text:p text:style-name="Standard"><text:span text:style-name="T30">*</text:span><text:span text:style-name="T31"><text:s/></text:span><text:span text:style-name="T32">Programming Technologies</text:span><text:span text:style-name="T33">: HTML/CSS, JavaScript, Python, Java, C, C++, PHP.</text:span></text:p>
      <text:p text:style-name="Standard"><text:span text:style-name="T34">* Tools:<text:s/></text:span><text:span text:style-name="T35">Visual Studio Code, Atom, IntelliJ, PyCharm.</text:span></text:p>
      <text:p text:style-name="P36"/>
      <text:p text:style-name="Standard"><text:span text:style-name="T37">Projects and Applications</text:span></text:p>
      <text:p text:style-name="Standard"><text:span text:style-name="T38"><text:s/></text:span><text:span text:style-name="T39">*</text:span><text:span text:style-name="T40"><text:s text:c="2"/></text:span><text:span text:style-name="T41">Baza podataka za pos</text:span><text:span text:style-name="T42">lovanje preduzeća Komšija</text:span><text:span text:style-name="T43">, July 2017.</text:span></text:p>
      <text:p text:style-name="Standard"><text:span text:style-name="T44">For my graduation project, I created an application that helped fast-food restaurant “Komšija” in Belgrade follow their business operations: daily and monthly income, expenses, warehouse state, performance reports, hig</text:span><text:span text:style-name="T45">hest/lowest income monthly reports. Application was written in MS Access.</text:span></text:p>
      <text:p text:style-name="P46"/>
      <text:p text:style-name="Standard"><text:span text:style-name="T47">*<text:s/></text:span><text:span text:style-name="T48">Tennis Game,<text:s/></text:span><text:span text:style-name="T49">May 2018</text:span></text:p>
      <text:p text:style-name="Standard"><text:span text:style-name="T50">This is my implementation of the old-school tennis game Pong, popular in 70s. Player controls left paddle and plays against computer controlling right<text:s/></text:span><text:span text:style-name="T51">paddle. Game is played up to score 3. It is written in pure JavaScript.</text:span></text:p>
      <text:p text:style-name="P52"/>
      <text:p text:style-name="Standard"><text:span text:style-name="T53">*<text:s/></text:span><text:span text:style-name="T54">Flappy Bird, <text:s/></text:span><text:span text:style-name="T55">March 2018.</text:span></text:p>
      <text:p text:style-name="Standard"><text:span text:style-name="T56">Low graphic remake of once popular mobile game “Flappy Bird”. When game starts, player is controlling the green ball, and mouse click allows the ball to “j</text:span><text:span text:style-name="T57">ump”.</text:span></text:p>
      <text:p text:style-name="Standard"><text:span text:style-name="T58">Goal is to go through as many walls as possible. Code is written in JavaScript.</text:span></text:p>
      <text:p text:style-name="P59"/>
      <text:p text:style-name="Standard"><text:span text:style-name="T60">*<text:s/></text:span><text:span text:style-name="T61">Tombola,<text:s/></text:span><text:span text:style-name="T62">June 2019.</text:span></text:p>
      <text:p text:style-name="Standard"><text:span text:style-name="T63">My implementation of the game of chance know as Tombola. More info on the link:<text:s/></text:span><text:a xlink:href="https://github.com/AizenAngel/Tombola" office:target-frame-name="_top" xlink:show="replace"><text:span text:style-name="T64">https://gith</text:span><text:span text:style-name="T65">ub.com/AizenAngel/Tombola</text:span></text:a><text:span text:style-name="T66">.</text:span></text:p>
      <text:p text:style-name="P67"/>
      <text:soft-page-break/>
      <text:p text:style-name="Standard"><text:span text:style-name="T68">*<text:s/></text:span><text:span text:style-name="T69">Media Player<text:s/></text:span><text:span text:style-name="T70">September 2019</text:span></text:p>
      <text:p text:style-name="Standard"><text:span text:style-name="T71">Music player application for Android, implemented in Android Studio. Info on:<text:s/></text:span><text:a xlink:href="https://github.com/AizenAngel/MusicPlayer" office:target-frame-name="_top" xlink:show="replace"><text:span text:style-name="T72">https://github.com/AizenAngel/MusicPlayer</text:span></text:a></text:p>
      <text:p text:style-name="Standard"/>
      <text:p text:style-name="Standard"><text:span text:style-name="T73">*<text:s/></text:span><text:span text:style-name="T74">AIBG 2.0<text:s/></text:span><text:span text:style-name="T75">Septemb</text:span><text:span text:style-name="T76">er 2019 – December 2019</text:span></text:p>
      <text:p text:style-name="P77">I was a topic team member for Artificial Intelligence Battle Ground (AIBG) competition. It’s an artificial intelligence competition where team consisting of 3 to 4 players are given 20 hours to program an avatar that competes against other team’s<text:s/>avatars, using programing languages that support REST API calls.</text:p>
      <text:p text:style-name="Standard"><text:span text:style-name="T78">My team a</text:span><text:span text:style-name="T79">nd I created server, with Front-end and Back-</text:span><text:span text:style-name="T80">end. We used: Java, Spring, NodeJS, jQuery, JavaScript, Python…</text:span><text:span text:style-name="T8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Nimbus Mono L" svg:font-family="Nimbus Mon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weight="normal" style:font-weight-asian="normal" style:font-weight-complex="normal" fo:font-size="14pt" style:font-size-asian="14pt" style:font-size-complex="14pt"/>
    </style:style>
    <style:style style:name="ListLabel2" style:display-name="ListLabel 2" style:family="text">
      <style:text-properties fo:font-weight="normal" style:font-weight-asian="normal" style:font-weight-complex="normal" fo:font-size="14pt" style:font-size-asian="14pt" style:font-size-complex="14pt"/>
    </style:style>
    <style:style style:name="ListLabel3" style:display-name="ListLabel 3" style:family="text">
      <style:text-properties fo:font-weight="normal" style:font-weight-asian="normal" style:font-weight-complex="normal" fo:font-style="normal" style:font-style-asian="normal" style:font-style-complex="normal" fo:font-size="14pt" style:font-size-asian="14pt" style:font-size-complex="14pt" style:text-underline-type="none" style:text-underline-color="font-color"/>
    </style:style>
    <style:style style:name="ListLabel4" style:display-name="ListLabel 4" style:family="text">
      <style:text-properties fo:font-weight="normal" style:font-weight-asian="normal" style:font-weight-complex="normal" fo:font-style="normal" style:font-style-asian="normal" style:font-style-complex="normal" fo:font-size="14pt" style:font-size-asian="14pt" style:font-size-complex="14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ozidar Mitrovic</meta:initial-creator>
    <dc:creator>Bozidar Mitrovic</dc:creator>
    <meta:creation-date>2019-12-07T20:19:00Z</meta:creation-date>
    <dc:date>2019-12-07T20:19:00Z</dc:date>
    <meta:template xlink:href="Normal" xlink:type="simple"/>
    <meta:editing-cycles>2</meta:editing-cycles>
    <meta:editing-duration>PT120S</meta:editing-duration>
    <meta:document-statistic meta:page-count="2" meta:paragraph-count="5" meta:word-count="400" meta:character-count="2676" meta:row-count="19" meta:non-whitespace-character-count="2281"/>
  </office:meta>
</office:document-meta>
</file>